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42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082cm"/>
    </style:style>
    <style:style style:name="P1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P4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2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3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.407cm" svg:height="1.072cm" svg:x="8.993cm" svg:y="2.028cm">
          <draw:text-box>
            <text:p><text:span text:style-name="T1">流程圖</text:span></text:p>
          </draw:text-box>
        </draw:frame>
      </draw:page>
      <draw:page draw:name="page2" draw:style-name="dp1" draw:master-page-name="預設">
        <draw:frame draw:style-name="gr2" draw:text-style-name="P1" draw:layer="layout" svg:width="3.042cm" svg:height="1.072cm" svg:x="8.194cm" svg:y="2.028cm">
          <draw:text-box>
            <text:p><text:span text:style-name="T1">決策行為</text:span></text:p>
          </draw:text-box>
        </draw:frame>
        <draw:rect draw:style-name="gr3" draw:text-style-name="P3" draw:layer="layout" svg:width="3cm" svg:height="4cm" svg:x="6cm" svg:y="7cm">
          <text:p text:style-name="P2"><text:span text:style-name="T2">條件群</text:span></text:p>
        </draw:rect>
        <draw:rect draw:style-name="gr3" draw:text-style-name="P3" draw:layer="layout" svg:width="3cm" svg:height="4cm" svg:x="11cm" svg:y="7cm">
          <text:p text:style-name="P2"><text:span text:style-name="T2">行動群</text:span></text:p>
        </draw:rect>
        <draw:line draw:style-name="gr4" draw:text-style-name="P2" draw:layer="layout" svg:x1="9.5cm" svg:y1="9cm" svg:x2="10.6cm" svg:y2="9cm">
          <text:p/>
        </draw:line>
      </draw:page>
      <draw:page draw:name="page3" draw:style-name="dp1" draw:master-page-name="預設">
        <draw:frame draw:style-name="gr5" draw:text-style-name="P1" draw:layer="layout" svg:width="5.582cm" svg:height="1.072cm" svg:x="7.094cm" svg:y="2.028cm">
          <draw:text-box>
            <text:p><text:span text:style-name="T1">決策條件變換結構</text:span></text:p>
          </draw:text-box>
        </draw:frame>
        <draw:rect draw:style-name="gr3" draw:text-style-name="P4" xml:id="id2" draw:id="id2" draw:layer="layout" svg:width="4cm" svg:height="1cm" svg:x="8.3cm" svg:y="10.4cm">
          <text:p text:style-name="P2"><text:span text:style-name="T3">布林決策條件</text:span></text:p>
        </draw:rect>
        <draw:rect draw:style-name="gr3" draw:text-style-name="P4" xml:id="id3" draw:id="id3" draw:layer="layout" svg:width="4cm" svg:height="1cm" svg:x="11cm" svg:y="8.2cm">
          <text:p text:style-name="P2"><text:span text:style-name="T3">浮點數決策條件</text:span></text:p>
        </draw:rect>
        <draw:rect draw:style-name="gr3" draw:text-style-name="P4" xml:id="id1" draw:id="id1" draw:layer="layout" svg:width="4cm" svg:height="1cm" svg:x="5.5cm" svg:y="8.2cm">
          <text:p text:style-name="P2"><text:span text:style-name="T3">整數決策條件</text:span></text:p>
        </draw:rect>
        <draw:rect draw:style-name="gr3" draw:text-style-name="P4" xml:id="id5" draw:id="id5" draw:layer="layout" svg:width="4cm" svg:height="1cm" svg:x="11cm" svg:y="6cm">
          <text:p text:style-name="P2"><text:span text:style-name="T3">灰色系統條件</text:span></text:p>
        </draw:rect>
        <draw:rect draw:style-name="gr3" draw:text-style-name="P4" xml:id="id4" draw:id="id4" draw:layer="layout" svg:width="4cm" svg:height="1cm" svg:x="5.5cm" svg:y="6cm">
          <text:p text:style-name="P2"><text:span text:style-name="T3">模糊決策條件</text:span></text:p>
        </draw:rect>
        <draw:connector draw:style-name="gr4" draw:text-style-name="P2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4" draw:text-style-name="P2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4" draw:text-style-name="P2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4" draw:text-style-name="P2" draw:layer="layout" svg:x1="13cm" svg:y1="7cm" svg:x2="13cm" svg:y2="8.2cm" draw:start-shape="id5" draw:start-glue-point="2" draw:end-shape="id3" draw:end-glue-point="0" svg:d="M13000 7000v1200">
          <text:p/>
        </draw:connector>
      </draw:page>
      <draw:page draw:name="page4" draw:style-name="dp1" draw:master-page-name="預設"/>
      <draw:page draw:name="page5" draw:style-name="dp1" draw:master-page-name="預設"/>
      <draw:page draw:name="page6" draw:style-name="dp1" draw:master-page-name="預設"/>
      <draw:page draw:name="page7" draw:style-name="dp1" draw:master-page-name="預設"/>
      <draw:page draw:name="page8" draw:style-name="dp1" draw:master-page-name="預設"/>
      <draw:page draw:name="page9" draw:style-name="dp1" draw:master-page-name="預設"/>
      <draw:page draw:name="page10" draw:style-name="dp1" draw:master-page-name="預設"/>
      <draw:page draw:name="page11" draw:style-name="dp1" draw:master-page-name="預設"/>
      <draw:page draw:name="page12" draw:style-name="dp1" draw:master-page-name="預設"/>
      <draw:page draw:name="page13" draw:style-name="dp1" draw:master-page-name="預設"/>
      <draw:page draw:name="page14" draw:style-name="dp1" draw:master-page-name="預設"/>
      <draw:page draw:name="page15" draw:style-name="dp1" draw:master-page-name="預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峰澐 林</meta:initial-creator>
    <meta:creation-date>2022-03-14T15:50:34.33</meta:creation-date>
    <dc:date>2024-07-19T18:02:03.31</dc:date>
    <dc:creator>峰澐 林</dc:creator>
    <meta:editing-duration>PT2H55M30S</meta:editing-duration>
    <meta:editing-cycles>19</meta:editing-cycles>
    <meta:generator>OpenOffice/4.1.12$Win32 OpenOffice.org_project/4112m1$Build-9809</meta:generator>
    <meta:document-statistic meta:object-count="15"/>
  </office:meta>
</office:document-meta>
</file>